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'ｍｓ ｐゴシック', 'ms pgothic', dotum, helvetica, sans-serif"/>
    <style:font-face style:name="Open Sans" svg:font-family="'Open Sans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f7941d" style:font-name="Open Sans" fo:font-size="15pt" fo:letter-spacing="normal" fo:font-style="normal" fo:font-weight="normal" fo:background-color="transparent" style:font-weight-asian="bold" style:font-weight-complex="bold" loext:padding="0cm" loext:border="none"/>
    </style:style>
    <style:style style:name="P2" style:family="paragraph" style:parent-style-name="Heading_20_1">
      <style:text-properties fo:font-variant="normal" fo:text-transform="none" fo:color="#f7941d" style:font-name="Open Sans" fo:font-size="15pt" fo:letter-spacing="normal" fo:font-style="normal" fo:font-weight="normal" fo:background-color="transparent" loext:padding="0cm" loext:border="non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Text_20_body" style:list-style-name="L1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5" style:family="paragraph" style:parent-style-name="Text_20_body" style:list-style-name="L2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6" style:family="paragraph" style:parent-style-name="Text_20_body" style:list-style-name="L1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c3c60" style:font-name="Arial1" fo:font-size="10.5pt" fo:letter-spacing="normal" fo:font-style="normal" fo:font-weight="normal"/>
    </style:style>
    <style:style style:name="P7" style:family="paragraph" style:parent-style-name="Text_20_body" style:list-style-name="L2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c3c60" style:font-name="Arial1" fo:font-size="10.5pt" fo:letter-spacing="normal" fo:font-style="normal" fo:font-weight="normal"/>
    </style:style>
    <style:style style:name="T1" style:family="text">
      <style:text-properties fo:font-weight="bold" fo:background-color="transparent" loext:char-shading-value="0" loext:padding="0cm" loext:border="none"/>
    </style:style>
    <style:style style:name="T2" style:family="text">
      <style:text-properties fo:font-variant="normal" fo:text-transform="none" fo:color="#0c3c60" style:font-name="Arial1" fo:font-size="10.5pt" fo:letter-spacing="normal" fo:font-style="normal" fo:font-weight="bold" fo:background-color="transparent" loext:char-shading-value="0" loext:padding="0cm" loext:border="none"/>
    </style:style>
    <style:style style:name="T3" style:family="text">
      <style:text-properties fo:font-variant="normal" fo:text-transform="none" fo:color="#0c3c60" style:font-name="Arial1" fo:font-size="10.5pt" fo:letter-spacing="normal" fo:font-style="normal" fo:font-weight="normal"/>
    </style:style>
    <style:style style:name="T4" style:family="text">
      <style:text-properties fo:font-variant="normal" fo:text-transform="none" fo:color="#0c3c60" style:text-line-through-style="none" style:text-line-through-type="none" style:font-name="Arial1" fo:font-size="10.5pt" fo:letter-spacing="normal" fo:font-style="normal" style:text-underline-style="none" fo:font-weight="normal" style:text-blinking="false" fo:background-color="transparent" loext:char-shading-value="0" loext:padding="0cm" loext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1" text:outline-level="1">Tour 1 - Durban (6 Nights Unescorted)</text:h>
      <text:p text:style-name="P3"/>
      <text:p text:style-name="Standard"/>
      <text:list xml:id="list2635714442705913828" text:style-name="L1">
        <text:list-item>
          <text:p text:style-name="P4"><text:span text:style-name="T2">Wednesday 28th February, 2018</text:span><text:span text:style-name="T3"><text:line-break/>Make your own way to our group hotel, the </text:span><text:a xlink:type="simple" xlink:href="http://www3.hilton.com/en/hotels/south-africa/hilton-durban-DURHITW/index.html" office:target-frame-name="_blank" xlink:show="new" text:style-name="Internet_20_link" text:visited-style-name="Visited_20_Internet_20_Link"><text:span text:style-name="T4">Hilton Durban</text:span></text:a><text:span text:style-name="T3"> where we’ll be spending the next 6 nights. Please note this tour is unescorted.<text:line-break/> </text:span></text:p>
        </text:list-item>
        <text:list-item>
          <text:p text:style-name="P6"><text:span text:style-name="T1">Thursday 1st March - Monday 5th March, 2018 - FIRST TEST</text:span><text:line-break/>Spend the next 5 days at Kingsmead Stadium in undercover seating, watching the 1st Test. Our hotel is located adjacent to the ground, so you'll be able to walk over at our own leisure.<text:line-break/> </text:p>
        </text:list-item>
        <text:list-item>
          <text:p text:style-name="P6"><text:span text:style-name="T1">Tuesday 6th March, 2018</text:span><text:line-break/>Depart the hotel and make your own way to the airport.</text:p>
        </text:list-item>
      </text:list>
      <text:p text:style-name="Standard"/>
      <text:p text:style-name="Standard"/>
      <text:p text:style-name="Standard"/>
      <text:h text:style-name="P2" text:outline-level="1">Tour 2 - Port Elizabeth (8 Nights)</text:h>
      <text:list xml:id="list6415283485999326420" text:style-name="L2">
        <text:list-item>
          <text:p text:style-name="P5"><text:span text:style-name="T2">Tuesday 6th March, 2018</text:span><text:span text:style-name="T3"><text:line-break/>On arrival in Port Elizabeth, the group transfer will take you to our hotel, the </text:span><text:a xlink:type="simple" xlink:href="https://clhg.com/hotels/460/Courtyard-Hotel-Port-Elizabeth" office:target-frame-name="_blank" xlink:show="new" text:style-name="Internet_20_link" text:visited-style-name="Visited_20_Internet_20_Link"><text:span text:style-name="T4">Courtyard Hotel</text:span></text:a><text:span text:style-name="T3"> where we’ll be spending the next 8 nights.<text:line-break/> </text:span></text:p>
        </text:list-item>
        <text:list-item>
          <text:p text:style-name="P7"><text:span text:style-name="T1">Wednesday 7th March, 2018</text:span><text:line-break/>This morning we’ll undertake a city tour of Port Elizabeth, then this evening a welcome dinner at a local restaurant.<text:line-break/> </text:p>
        </text:list-item>
        <text:list-item>
          <text:p text:style-name="P5"><text:span text:style-name="T2">Thursday 8th March, 2018</text:span><text:span text:style-name="T3"><text:line-break/>Today we’ll embark on a full day tour of the </text:span><text:a xlink:type="simple" xlink:href="http://www.addopark.com/" office:target-frame-name="_blank" xlink:show="new" text:style-name="Internet_20_link" text:visited-style-name="Visited_20_Internet_20_Link"><text:span text:style-name="T4">Addo Elephant Park</text:span></text:a><text:span text:style-name="T3">.<text:line-break/> </text:span></text:p>
        </text:list-item>
        <text:list-item>
          <text:p text:style-name="P7"><text:span text:style-name="T1">Friday 9th March - Tuesday 13th March, 2018 - SECOND TEST</text:span><text:line-break/>Spend the next 5 days at St George’s Cricket Ground with corporate hospitality watching the 2nd Test, with return transfers.<text:line-break/> </text:p>
        </text:list-item>
        <text:list-item>
          <text:p text:style-name="P7"><text:span text:style-name="T1">Wednesday 14th March, 2018</text:span><text:line-break/>Check out of the hotel today and the group transfer will take you back to the airport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'ｍｓ ｐゴシック', 'ms pgothic', dotum, helvetica, sans-serif"/>
    <style:font-face style:name="Open Sans" svg:font-family="'Open Sans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51S</meta:editing-duration>
    <meta:editing-cycles>3</meta:editing-cycles>
    <meta:generator>LibreOffice/5.0.1.2$Windows_x86 LibreOffice_project/81898c9f5c0d43f3473ba111d7b351050be20261</meta:generator>
    <dc:date>2018-01-21T10:58:59.737000000</dc:date>
    <meta:document-statistic meta:table-count="0" meta:image-count="0" meta:object-count="0" meta:page-count="1" meta:paragraph-count="10" meta:word-count="233" meta:character-count="1265" meta:non-whitespace-character-count="1038"/>
    <meta:user-defined meta:name="Info 1"/>
    <meta:user-defined meta:name="Info 2"/>
    <meta:user-defined meta:name="Info 3"/>
    <meta:user-defined meta:name="Info 4"/>
  </office:meta>
</office:document-meta>
</file>